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808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Dashed_20__28_var_29__20_2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212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212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212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dash" draw:stroke-dash="Dashed_20__28_var_29__20_21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dash" draw:stroke-dash="Dashed_20__28_var_29__20_2175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dash" draw:stroke-dash="Dashed_20__28_var_29__20_2176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375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1.501cm" svg:height="1.998cm" svg:x="9.715cm" svg:y="13.256cm" svg:viewBox="0 0 1502 1999" draw:points="0,0 0,1999 1502,1999">
            <text:p/>
          </draw:polygon>
          <draw:polygon draw:style-name="gr1" draw:text-style-name="P1" draw:layer="layout" svg:width="1.998cm" svg:height="1.992cm" svg:x="7.716cm" svg:y="13.262cm" svg:viewBox="0 0 1999 1993" draw:points="0,0 1999,0 1999,1987 0,1993">
            <text:p/>
          </draw:polygon>
          <draw:line draw:style-name="gr2" draw:text-style-name="P2" draw:layer="layout" svg:x1="9.719cm" svg:y1="15.26cm" svg:x2="11.219cm" svg:y2="15.26cm">
            <text:p/>
          </draw:line>
          <draw:line draw:style-name="gr2" draw:text-style-name="P2" draw:layer="layout" svg:x1="9.719cm" svg:y1="13.265cm" svg:x2="11.219cm" svg:y2="15.265cm">
            <text:p/>
          </draw:line>
          <draw:line draw:style-name="gr3" draw:text-style-name="P2" draw:layer="layout" svg:x1="9.719cm" svg:y1="13.265cm" svg:x2="9.719cm" svg:y2="15.265cm">
            <text:p/>
          </draw:line>
          <draw:line draw:style-name="gr4" draw:text-style-name="P2" draw:layer="layout" svg:x1="7.719cm" svg:y1="13.265cm" svg:x2="9.719cm" svg:y2="13.265cm">
            <text:p/>
          </draw:line>
          <draw:line draw:style-name="gr5" draw:text-style-name="P2" draw:layer="layout" svg:x1="7.719cm" svg:y1="15.26cm" svg:x2="9.719cm" svg:y2="15.26cm">
            <text:p/>
          </draw:line>
          <draw:line draw:style-name="gr6" draw:text-style-name="P2" draw:layer="layout" svg:x1="7.719cm" svg:y1="15.265cm" svg:x2="7.719cm" svg:y2="13.265cm">
            <text:p/>
          </draw:line>
          <draw:line draw:style-name="gr2" draw:text-style-name="P2" draw:layer="layout" svg:x1="7.719cm" svg:y1="15.064cm" svg:x2="7.919cm" svg:y2="15.064cm">
            <text:p/>
          </draw:line>
          <draw:line draw:style-name="gr2" draw:text-style-name="P2" draw:layer="layout" svg:x1="7.919cm" svg:y1="15.264cm" svg:x2="7.919cm" svg:y2="15.064cm">
            <text:p/>
          </draw:line>
          <draw:line draw:style-name="gr2" draw:text-style-name="P2" draw:layer="layout" svg:x1="9.519cm" svg:y1="15.264cm" svg:x2="9.519cm" svg:y2="15.064cm">
            <text:p/>
          </draw:line>
          <draw:line draw:style-name="gr2" draw:text-style-name="P2" draw:layer="layout" svg:x1="9.519cm" svg:y1="15.064cm" svg:x2="9.719cm" svg:y2="15.064cm">
            <text:p/>
          </draw:line>
          <draw:line draw:style-name="gr2" draw:text-style-name="P2" draw:layer="layout" svg:x1="9.519cm" svg:y1="13.464cm" svg:x2="9.719cm" svg:y2="13.464cm">
            <text:p/>
          </draw:line>
          <draw:line draw:style-name="gr2" draw:text-style-name="P2" draw:layer="layout" svg:x1="9.519cm" svg:y1="13.465cm" svg:x2="9.519cm" svg:y2="13.265cm">
            <text:p/>
          </draw:line>
          <draw:line draw:style-name="gr2" draw:text-style-name="P2" draw:layer="layout" svg:x1="7.919cm" svg:y1="13.465cm" svg:x2="7.919cm" svg:y2="13.265cm">
            <text:p/>
          </draw:line>
          <draw:line draw:style-name="gr2" draw:text-style-name="P2" draw:layer="layout" svg:x1="7.719cm" svg:y1="13.464cm" svg:x2="7.919cm" svg:y2="13.464cm">
            <text:p/>
          </draw:line>
          <draw:line draw:style-name="gr7" draw:text-style-name="P2" draw:layer="layout" svg:x1="7.719cm" svg:y1="15.461cm" svg:x2="9.719cm" svg:y2="15.461cm">
            <text:p/>
          </draw:line>
          <draw:line draw:style-name="gr8" draw:text-style-name="P2" draw:layer="layout" svg:x1="9.719cm" svg:y1="15.461cm" svg:x2="11.219cm" svg:y2="15.461cm">
            <text:p/>
          </draw:line>
          <draw:line draw:style-name="gr9" draw:text-style-name="P2" draw:layer="layout" svg:x1="9.888cm" svg:y1="13.212cm" svg:x2="11.419cm" svg:y2="15.261cm">
            <text:p/>
          </draw:line>
          <draw:frame draw:style-name="gr10" draw:text-style-name="P4" draw:layer="layout" svg:width="0.89cm" svg:height="0.375cm" svg:x="8.174cm" svg:y="15.532cm">
            <draw:text-box>
              <text:p text:style-name="P3"><text:span text:style-name="T1">2 dm</text:span></text:p>
            </draw:text-box>
          </draw:frame>
          <draw:frame draw:style-name="gr10" draw:text-style-name="P4" draw:layer="layout" svg:width="1.177cm" svg:height="0.375cm" svg:x="9.871cm" svg:y="15.51cm">
            <draw:text-box>
              <text:p text:style-name="P3"><text:span text:style-name="T1">1,5 dm</text:span></text:p>
            </draw:text-box>
          </draw:frame>
          <draw:frame draw:style-name="gr11" draw:text-style-name="P4" draw:layer="layout" svg:width="2.001cm" svg:height="0.75cm" draw:transform="rotate (-0.926769832808989) translate (10.623cm 13.214cm)">
            <draw:text-box>
              <text:p text:style-name="P3"><text:span text:style-name="T1">2,5 dm</text:span></text:p>
            </draw:text-box>
          </draw:frame>
          <draw:line draw:style-name="gr12" draw:text-style-name="P5" draw:layer="layout" svg:x1="7.624cm" svg:y1="14.361cm" svg:x2="7.824cm" svg:y2="14.161cm">
            <text:p/>
          </draw:line>
          <draw:line draw:style-name="gr12" draw:text-style-name="P5" draw:layer="layout" svg:x1="9.624cm" svg:y1="14.361cm" svg:x2="9.824cm" svg:y2="14.161cm">
            <text:p/>
          </draw:line>
          <draw:line draw:style-name="gr12" draw:text-style-name="P5" draw:layer="layout" svg:x1="8.624cm" svg:y1="13.364cm" svg:x2="8.824cm" svg:y2="13.164cm">
            <text:p/>
          </draw:line>
          <draw:line draw:style-name="gr12" draw:text-style-name="P5" draw:layer="layout" svg:x1="8.624cm" svg:y1="15.361cm" svg:x2="8.824cm" svg:y2="15.16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2126" draw:display-name="Dashed (var) 2126" draw:style="rect" draw:dots1="1" draw:dots1-length="0.005cm" draw:dots2="1" draw:dots2-length="0.005cm" draw:distance="0.005cm"/>
    <draw:stroke-dash draw:name="Dashed_20__28_var_29__20_2127" draw:display-name="Dashed (var) 2127" draw:style="rect" draw:dots1="1" draw:dots1-length="0.005cm" draw:dots2="1" draw:dots2-length="0.005cm" draw:distance="0.005cm"/>
    <draw:stroke-dash draw:name="Dashed_20__28_var_29__20_2128" draw:display-name="Dashed (var) 2128" draw:style="rect" draw:dots1="1" draw:dots1-length="0.005cm" draw:dots2="1" draw:dots2-length="0.005cm" draw:distance="0.005cm"/>
    <draw:stroke-dash draw:name="Dashed_20__28_var_29__20_2173" draw:display-name="Dashed (var) 2173" draw:style="rect" draw:dots1="1" draw:dots1-length="0.016cm" draw:dots2="1" draw:dots2-length="0.016cm" draw:distance="0.016cm"/>
    <draw:stroke-dash draw:name="Dashed_20__28_var_29__20_2174" draw:display-name="Dashed (var) 2174" draw:style="rect" draw:dots1="1" draw:dots1-length="0.016cm" draw:dots2="1" draw:dots2-length="0.016cm" draw:distance="0.016cm"/>
    <draw:stroke-dash draw:name="Dashed_20__28_var_29__20_2175" draw:display-name="Dashed (var) 2175" draw:style="rect" draw:dots1="1" draw:dots1-length="0.016cm" draw:dots2="1" draw:dots2-length="0.016cm" draw:distance="0.016cm"/>
    <draw:stroke-dash draw:name="Dashed_20__28_var_29__20_2176" draw:display-name="Dashed (var) 2176" draw:style="rect" draw:dots1="1" draw:dots1-length="0.016cm" draw:dots2="1" draw:dots2-length="0.016cm" draw:distance="0.016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4:13.994583754</dc:date>
    <meta:editing-duration>PT33M4S</meta:editing-duration>
    <meta:editing-cycles>32</meta:editing-cycles>
    <meta:generator>LibreOffice/5.2.7.2$Linux_X86_64 LibreOffice_project/20m0$Build-2</meta:generator>
    <meta:document-statistic meta:object-count="27"/>
  </office:meta>
</office:document-meta>
</file>